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01C6000000EB8CF4281D.png" manifest:media-type=""/>
  <manifest:file-entry manifest:full-path="Pictures/10000000000001EE000000C714E4354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80015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color="#880015" draw:textarea-horizontal-align="center" draw:textarea-vertical-align="middle"/>
    </style:style>
    <style:style style:name="gr4" style:family="graphic" style:parent-style-name="standard">
      <style:graphic-properties svg:stroke-width="0.05cm" svg:stroke-color="#3333ff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color="#3333ff" draw:textarea-horizontal-align="center" draw:textarea-vertical-align="middle"/>
    </style:style>
    <style:style style:name="gr6" style:family="graphic" style:parent-style-name="standard">
      <style:graphic-properties svg:stroke-width="0.05cm" svg:stroke-color="#0099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color="#009900" draw:textarea-horizontal-align="center" draw:textarea-vertical-align="middle"/>
    </style:style>
    <style:style style:name="gr8" style:family="graphic" style:parent-style-name="standard">
      <style:graphic-properties svg:stroke-width="0.05cm" svg:stroke-color="#ff66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color="#ff6600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ff" fo:font-size="14pt" style:font-size-asian="14pt" style:font-size-complex="14pt"/>
    </style:style>
    <style:style style:name="P3" style:family="paragraph">
      <style:paragraph-properties fo:text-align="center"/>
      <style:text-properties fo:color="#880015" fo:font-size="14pt" style:font-size-asian="14pt" style:font-size-complex="14pt"/>
    </style:style>
    <style:style style:name="P4" style:family="paragraph">
      <style:paragraph-properties fo:text-align="center"/>
      <style:text-properties fo:color="#009900" fo:font-size="14pt" style:font-size-asian="14pt" style:font-size-complex="14pt"/>
    </style:style>
    <style:style style:name="P5" style:family="paragraph">
      <style:paragraph-properties fo:text-align="center"/>
      <style:text-properties fo:color="#ff6600" fo:font-size="14pt" style:font-size-asian="14pt" style:font-size-complex="14pt"/>
    </style:style>
    <style:style style:name="T1" style:family="text">
      <style:text-properties fo:color="#3333ff" fo:font-size="14pt" style:font-size-asian="14pt" style:font-size-complex="14pt"/>
    </style:style>
    <style:style style:name="T2" style:family="text">
      <style:text-properties fo:color="#880015" fo:font-size="14pt" style:font-size-asian="14pt" style:font-size-complex="14pt"/>
    </style:style>
    <style:style style:name="T3" style:family="text">
      <style:text-properties fo:color="#009900" fo:font-size="14pt" style:font-size-asian="14pt" style:font-size-complex="14pt"/>
    </style:style>
    <style:style style:name="T4" style:family="text">
      <style:text-properties fo:color="#ff66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12cm" svg:height="6.218cm" svg:x="0.09cm" svg:y="0.18cm">
          <draw:image xlink:href="Pictures/10000000000001C6000000EB8CF4281D.png" xlink:type="simple" xlink:show="embed" xlink:actuate="onLoad">
            <text:p/>
          </draw:image>
        </draw:frame>
        <draw:frame draw:style-name="gr1" draw:text-style-name="P1" draw:layer="layout" svg:width="13.07cm" svg:height="5.265cm" svg:x="15.5cm" svg:y="0.2cm">
          <draw:image xlink:href="Pictures/10000000000001EE000000C714E4354E.png" xlink:type="simple" xlink:show="embed" xlink:actuate="onLoad">
            <text:p/>
          </draw:image>
        </draw:frame>
        <draw:custom-shape draw:style-name="gr2" draw:text-style-name="P1" xml:id="id2" draw:id="id2" draw:layer="layout" svg:width="4.2cm" svg:height="1cm" svg:x="15.9cm" svg:y="0.1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3cm" svg:height="0.5cm" svg:x="6cm" svg:y="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1cm" svg:x1="12.3cm" svg:y1="1.25cm" svg:x2="15.9cm" svg:y2="0.619cm" draw:start-shape="id1" draw:start-glue-point="1" draw:end-shape="id2" svg:d="m12300 1250h700v-631h2900" svg:viewBox="0 0 3601 632">
          <text:p/>
        </draw:connector>
        <draw:custom-shape draw:style-name="gr4" draw:text-style-name="P1" draw:layer="layout" svg:width="12.7cm" svg:height="0.55cm" svg:x="15.943cm" svg:y="1.1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4cm" svg:height="1.32cm" svg:x="6.1cm" svg:y="1.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1.263cm" svg:x1="11.5cm" svg:y1="2.16cm" svg:x2="15.948cm" svg:y2="1.559cm" draw:start-shape="id3" draw:start-glue-point="1" draw:end-shape="id4" draw:end-glue-point="3" svg:d="m11500 2160h3500v-601h948" svg:viewBox="0 0 4449 602">
          <text:p/>
        </draw:connector>
        <draw:custom-shape draw:style-name="gr6" draw:text-style-name="P1" xml:id="id6" draw:id="id6" draw:layer="layout" svg:width="9.2cm" svg:height="3.17cm" svg:x="15.938cm" svg:y="1.6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8cm" svg:height="0.5cm" svg:x="5.2cm" svg:y="3.29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3.531cm" svg:x1="8cm" svg:y1="3.542cm" svg:x2="15.938cm" svg:y2="3.261cm" draw:start-shape="id5" draw:start-glue-point="1" draw:end-shape="id6" draw:end-glue-point="3" svg:d="m8000 3542h7500v-281h438" svg:viewBox="0 0 7939 282">
          <text:p/>
        </draw:connector>
        <draw:custom-shape draw:style-name="gr8" draw:text-style-name="P1" draw:layer="layout" svg:width="10.1cm" svg:height="0.5cm" svg:x="15.9cm" svg:y="4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7" draw:id="id7" draw:layer="layout" svg:width="3.8cm" svg:height="0.45cm" svg:x="5.2cm" svg:y="2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line-skew="-1.463cm" svg:x1="9cm" svg:y1="3.049cm" svg:x2="15.9cm" svg:y2="5.298cm" draw:start-shape="id7" draw:start-glue-point="1" draw:end-shape="id8" draw:end-glue-point="3" svg:d="m9000 3049h2000v2249h4900" svg:viewBox="0 0 6901 2250">
          <text:p/>
        </draw:connector>
        <draw:custom-shape draw:style-name="gr10" draw:text-style-name="P1" xml:id="id8" draw:id="id8" draw:layer="layout" svg:width="0.5cm" svg:height="0.5cm" svg:x="15.9cm" svg:y="5.0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0.5cm" svg:height="0.5cm" svg:x="15.948cm" svg:y="1.30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444cm" svg:height="1.361cm" svg:x="11.616cm" svg:y="1.46cm">
          <draw:text-box>
            <text:p text:style-name="P1"><text:span text:style-name="T1">Specified </text:span></text:p>
            <text:p text:style-name="P1"><text:span text:style-name="T1">loop invariant</text:span></text:p>
          </draw:text-box>
        </draw:frame>
        <draw:frame draw:style-name="gr12" draw:text-style-name="P3" draw:layer="layout" svg:width="5.624cm" svg:height="1.161cm" svg:x="10.4cm" svg:y="-0.1cm">
          <draw:text-box>
            <text:p text:style-name="P1"><text:span text:style-name="T2">Specified loop invariant</text:span></text:p>
          </draw:text-box>
        </draw:frame>
        <draw:frame draw:style-name="gr11" draw:text-style-name="P4" draw:layer="layout" svg:width="4.447cm" svg:height="1.361cm" svg:x="11.353cm" svg:y="2.82cm">
          <draw:text-box>
            <text:p text:style-name="P1"><text:span text:style-name="T3">Specified </text:span></text:p>
            <text:p text:style-name="P1"><text:span text:style-name="T3">assignable clause</text:span></text:p>
          </draw:text-box>
        </draw:frame>
        <draw:frame draw:style-name="gr11" draw:text-style-name="P5" draw:layer="layout" svg:width="4.503cm" svg:height="1.361cm" svg:x="11.2cm" svg:y="4.579cm">
          <draw:text-box>
            <text:p text:style-name="P1"><text:span text:style-name="T4">Specified</text:span></text:p>
            <text:p text:style-name="P1"><text:span text:style-name="T4">decreasing cla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5M10S</meta:editing-duration>
    <meta:editing-cycles>62</meta:editing-cycles>
    <meta:generator>LibreOffice/4.1.4.2$Windows_x86 LibreOffice_project/0a0440ccc0227ad9829de5f46be37cfb6edcf72</meta:generator>
    <dc:date>2015-07-17T12:48:26.049000000</dc:date>
    <meta:document-statistic meta:object-count="20"/>
  </office:meta>
</office:document-meta>
</file>